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ucidaSansTypewriter" svg:font-family="LucidaSansTypewriter" style:font-family-generic="roman" style:font-pitch="variable"/>
    <style:font-face style:name="Minion-Regular" svg:font-family="Minion-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5a7ea" officeooo:paragraph-rsid="0015a7ea"/>
    </style:style>
    <style:style style:name="P2" style:family="paragraph" style:parent-style-name="Preformatted_20_Text">
      <style:text-properties officeooo:rsid="0015a7ea" officeooo:paragraph-rsid="00228419"/>
    </style:style>
    <style:style style:name="P3" style:family="paragraph" style:parent-style-name="Preformatted_20_Text">
      <style:text-properties officeooo:rsid="0016abe2" officeooo:paragraph-rsid="0016abe2"/>
    </style:style>
    <style:style style:name="P4" style:family="paragraph" style:parent-style-name="Preformatted_20_Text">
      <style:text-properties officeooo:rsid="0018aa15" officeooo:paragraph-rsid="0018aa15"/>
    </style:style>
    <style:style style:name="P5" style:family="paragraph" style:parent-style-name="Preformatted_20_Text">
      <style:text-properties style:text-underline-style="solid" style:text-underline-width="auto" style:text-underline-color="font-color" fo:font-weight="bold" officeooo:rsid="0015a7ea" officeooo:paragraph-rsid="0015a7ea"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18aa15" officeooo:paragraph-rsid="0018aa15" style:font-weight-asian="bold" style:font-weight-complex="bold"/>
    </style:style>
    <style:style style:name="P7" style:family="paragraph" style:parent-style-name="Preformatted_20_Text">
      <style:text-properties style:text-underline-style="solid" style:text-underline-width="auto" style:text-underline-color="font-color" officeooo:rsid="001ed8b5" officeooo:paragraph-rsid="001ed8b5"/>
    </style:style>
    <style:style style:name="P8" style:family="paragraph" style:parent-style-name="Preformatted_20_Text">
      <style:text-properties style:text-underline-style="solid" style:text-underline-width="auto" style:text-underline-color="font-color" fo:font-weight="normal" officeooo:rsid="00228419" officeooo:paragraph-rsid="00228419" style:font-weight-asian="normal" style:font-weight-complex="normal"/>
    </style:style>
    <style:style style:name="P9" style:family="paragraph" style:parent-style-name="Preformatted_20_Text">
      <style:text-properties officeooo:rsid="001a78cd" officeooo:paragraph-rsid="001a78cd"/>
    </style:style>
    <style:style style:name="P10" style:family="paragraph" style:parent-style-name="Preformatted_20_Text">
      <style:text-properties officeooo:rsid="001cd8b6" officeooo:paragraph-rsid="001cd8b6"/>
    </style:style>
    <style:style style:name="P11" style:family="paragraph" style:parent-style-name="Preformatted_20_Text">
      <style:text-properties officeooo:paragraph-rsid="001cd8b6"/>
    </style:style>
    <style:style style:name="P12" style:family="paragraph" style:parent-style-name="Preformatted_20_Text">
      <style:text-properties fo:font-weight="bold" officeooo:rsid="001cd8b6" officeooo:paragraph-rsid="001cd8b6" style:font-weight-asian="bold" style:font-weight-complex="bold"/>
    </style:style>
    <style:style style:name="P13" style:family="paragraph" style:parent-style-name="Preformatted_20_Text">
      <style:text-properties fo:font-weight="bold" officeooo:paragraph-rsid="001cd8b6" style:font-weight-asian="bold" style:font-weight-complex="bold"/>
    </style:style>
    <style:style style:name="P14" style:family="paragraph" style:parent-style-name="Preformatted_20_Text">
      <style:text-properties officeooo:rsid="001ed8b5" officeooo:paragraph-rsid="001ed8b5"/>
    </style:style>
    <style:style style:name="P15" style:family="paragraph" style:parent-style-name="Preformatted_20_Text">
      <style:text-properties fo:font-style="italic" officeooo:rsid="001cd8b6" officeooo:paragraph-rsid="001cd8b6" style:font-style-asian="italic" style:font-style-complex="italic"/>
    </style:style>
    <style:style style:name="P16" style:family="paragraph" style:parent-style-name="Preformatted_20_Text">
      <style:text-properties fo:font-style="italic" officeooo:paragraph-rsid="001cd8b6" style:font-style-asian="italic" style:font-style-complex="italic"/>
    </style:style>
    <style:style style:name="P17" style:family="paragraph" style:parent-style-name="Preformatted_20_Text">
      <style:text-properties fo:font-style="italic" officeooo:paragraph-rsid="00228419" style:font-style-asian="italic" style:font-style-complex="italic"/>
    </style:style>
    <style:style style:name="P18" style:family="paragraph" style:parent-style-name="Preformatted_20_Text">
      <style:text-properties fo:font-style="italic" officeooo:rsid="00288793" officeooo:paragraph-rsid="00288793" style:font-style-asian="italic" style:font-style-complex="italic"/>
    </style:style>
    <style:style style:name="P19" style:family="paragraph" style:parent-style-name="Preformatted_20_Text">
      <style:text-properties fo:font-style="italic" officeooo:paragraph-rsid="00288793" style:font-style-asian="italic" style:font-style-complex="italic"/>
    </style:style>
    <style:style style:name="P20" style:family="paragraph" style:parent-style-name="Preformatted_20_Text">
      <style:text-properties fo:font-style="italic" style:text-underline-style="none" fo:font-weight="normal" officeooo:rsid="00228419" officeooo:paragraph-rsid="00228419" style:font-style-asian="italic" style:font-weight-asian="normal" style:font-style-complex="italic" style:font-weight-complex="normal"/>
    </style:style>
    <style:style style:name="P21" style:family="paragraph" style:parent-style-name="Preformatted_20_Text">
      <style:text-properties fo:font-style="normal" officeooo:rsid="001cd8b6" officeooo:paragraph-rsid="001cd8b6" style:font-style-asian="normal" style:font-style-complex="normal"/>
    </style:style>
    <style:style style:name="P22" style:family="paragraph" style:parent-style-name="Preformatted_20_Text">
      <style:text-properties fo:font-style="normal" officeooo:rsid="001ed8b5" officeooo:paragraph-rsid="001ed8b5" style:font-style-asian="normal" style:font-style-complex="normal"/>
    </style:style>
    <style:style style:name="P23" style:family="paragraph" style:parent-style-name="Preformatted_20_Text">
      <style:text-properties fo:font-style="normal" officeooo:rsid="00228419" officeooo:paragraph-rsid="00228419" style:font-style-asian="normal" style:font-style-complex="normal"/>
    </style:style>
    <style:style style:name="P24" style:family="paragraph" style:parent-style-name="Preformatted_20_Text">
      <style:text-properties style:text-underline-style="none" fo:font-weight="bold" officeooo:rsid="00228419" officeooo:paragraph-rsid="00228419" style:font-weight-asian="bold" style:font-weight-complex="bold"/>
    </style:style>
    <style:style style:name="P25" style:family="paragraph" style:parent-style-name="Preformatted_20_Text">
      <style:text-properties officeooo:paragraph-rsid="0022e344"/>
    </style:style>
    <style:style style:name="P26" style:family="paragraph" style:parent-style-name="Preformatted_20_Text">
      <style:text-properties fo:font-style="normal" officeooo:rsid="0022e344" officeooo:paragraph-rsid="0022e344" style:font-style-asian="normal" style:font-style-complex="normal"/>
    </style:style>
    <style:style style:name="P27" style:family="paragraph" style:parent-style-name="Preformatted_20_Text">
      <style:text-properties fo:font-style="normal" officeooo:rsid="00245d03" officeooo:paragraph-rsid="00245d03" style:font-style-asian="normal" style:font-style-complex="normal"/>
    </style:style>
    <style:style style:name="P28" style:family="paragraph" style:parent-style-name="Preformatted_20_Text">
      <style:text-properties fo:font-style="normal" officeooo:rsid="0026136c" officeooo:paragraph-rsid="0026136c" style:font-style-asian="normal" style:font-style-complex="normal"/>
    </style:style>
    <style:style style:name="P29" style:family="paragraph" style:parent-style-name="Preformatted_20_Text">
      <style:text-properties fo:font-style="normal" officeooo:rsid="00279617" officeooo:paragraph-rsid="00279617" style:font-style-asian="normal" style:font-style-complex="normal"/>
    </style:style>
    <style:style style:name="P30" style:family="paragraph" style:parent-style-name="Preformatted_20_Text">
      <style:text-properties fo:font-style="normal" officeooo:rsid="00288793" officeooo:paragraph-rsid="00288793" style:font-style-asian="normal" style:font-style-complex="normal"/>
    </style:style>
    <style:style style:name="P31" style:family="paragraph" style:parent-style-name="Preformatted_20_Text">
      <style:text-properties fo:font-style="normal" officeooo:rsid="002affc9" officeooo:paragraph-rsid="002affc9" style:font-style-asian="normal" style:font-style-complex="normal"/>
    </style:style>
    <style:style style:name="P32" style:family="paragraph" style:parent-style-name="Preformatted_20_Text">
      <style:text-properties fo:font-style="normal" fo:font-weight="bold" officeooo:rsid="00288793" officeooo:paragraph-rsid="00288793" style:font-style-asian="normal" style:font-weight-asian="bold" style:font-style-complex="normal" style:font-weight-complex="bold"/>
    </style:style>
    <style:style style:name="P33" style:family="paragraph" style:parent-style-name="Preformatted_20_Text">
      <style:text-properties officeooo:paragraph-rsid="002affc9"/>
    </style:style>
    <style:style style:name="P34" style:family="paragraph" style:parent-style-name="Preformatted_20_Text">
      <style:text-properties officeooo:rsid="002c11e0" officeooo:paragraph-rsid="002c11e0"/>
    </style:style>
    <style:style style:name="P35" style:family="paragraph" style:parent-style-name="Preformatted_20_Text">
      <style:text-properties officeooo:rsid="002d1e75" officeooo:paragraph-rsid="002d1e75"/>
    </style:style>
    <style:style style:name="P36" style:family="paragraph" style:parent-style-name="Preformatted_20_Text">
      <style:text-properties style:text-underline-style="solid" style:text-underline-width="auto" style:text-underline-color="font-color" fo:font-weight="bold" officeooo:rsid="002dbf0d" officeooo:paragraph-rsid="002dbf0d" style:font-weight-asian="bold" style:font-weight-complex="bold"/>
    </style:style>
    <style:style style:name="P37" style:family="paragraph" style:parent-style-name="Preformatted_20_Text">
      <style:text-properties style:text-underline-style="solid" style:text-underline-width="auto" style:text-underline-color="font-color" fo:font-weight="bold" officeooo:rsid="003c4496" officeooo:paragraph-rsid="003c4496" style:font-weight-asian="bold" style:font-weight-complex="bold"/>
    </style:style>
    <style:style style:name="P38" style:family="paragraph" style:parent-style-name="Preformatted_20_Text">
      <style:text-properties style:text-underline-style="solid" style:text-underline-width="auto" style:text-underline-color="font-color" fo:font-weight="bold" officeooo:rsid="003f8582" officeooo:paragraph-rsid="003f8582" style:font-weight-asian="bold" style:font-weight-complex="bold"/>
    </style:style>
    <style:style style:name="P39" style:family="paragraph" style:parent-style-name="Preformatted_20_Text">
      <style:text-properties officeooo:rsid="0018aa15" officeooo:paragraph-rsid="0018aa15"/>
    </style:style>
    <style:style style:name="P40" style:family="paragraph" style:parent-style-name="Preformatted_20_Text">
      <style:text-properties style:text-underline-style="none" fo:font-weight="normal" officeooo:rsid="002dbf0d" officeooo:paragraph-rsid="002dbf0d" style:font-weight-asian="normal" style:font-weight-complex="normal"/>
    </style:style>
    <style:style style:name="P41" style:family="paragraph" style:parent-style-name="Preformatted_20_Text">
      <style:text-properties officeooo:paragraph-rsid="002f7ad9"/>
    </style:style>
    <style:style style:name="P42" style:family="paragraph" style:parent-style-name="Preformatted_20_Text">
      <style:text-properties officeooo:rsid="002f7ad9" officeooo:paragraph-rsid="002f7ad9"/>
    </style:style>
    <style:style style:name="P43" style:family="paragraph" style:parent-style-name="Preformatted_20_Text">
      <style:text-properties officeooo:rsid="0033a656" officeooo:paragraph-rsid="0033a656"/>
    </style:style>
    <style:style style:name="P44" style:family="paragraph" style:parent-style-name="Preformatted_20_Text">
      <style:text-properties officeooo:rsid="0033c384" officeooo:paragraph-rsid="0033c384"/>
    </style:style>
    <style:style style:name="P45" style:family="paragraph" style:parent-style-name="Preformatted_20_Text">
      <style:text-properties officeooo:rsid="0033dff0" officeooo:paragraph-rsid="0033dff0"/>
    </style:style>
    <style:style style:name="P46" style:family="paragraph" style:parent-style-name="Preformatted_20_Text">
      <style:text-properties officeooo:rsid="0033dff0" officeooo:paragraph-rsid="0035a8d4"/>
    </style:style>
    <style:style style:name="P47" style:family="paragraph" style:parent-style-name="Preformatted_20_Text">
      <style:text-properties officeooo:rsid="0033dff0" officeooo:paragraph-rsid="003edc31"/>
    </style:style>
    <style:style style:name="P48" style:family="paragraph" style:parent-style-name="Preformatted_20_Text">
      <style:text-properties officeooo:paragraph-rsid="0033dff0"/>
    </style:style>
    <style:style style:name="P49" style:family="paragraph" style:parent-style-name="Preformatted_20_Text">
      <style:text-properties officeooo:paragraph-rsid="0035a8d4"/>
    </style:style>
    <style:style style:name="P50" style:family="paragraph" style:parent-style-name="Preformatted_20_Text">
      <style:text-properties officeooo:rsid="0037a8cb" officeooo:paragraph-rsid="0037a8cb"/>
    </style:style>
    <style:style style:name="P51" style:family="paragraph" style:parent-style-name="Preformatted_20_Text">
      <style:text-properties officeooo:rsid="0038d318" officeooo:paragraph-rsid="0038d318"/>
    </style:style>
    <style:style style:name="P52" style:family="paragraph" style:parent-style-name="Preformatted_20_Text">
      <style:text-properties officeooo:paragraph-rsid="001cd8b6"/>
    </style:style>
    <style:style style:name="P53" style:family="paragraph" style:parent-style-name="Standard">
      <style:text-properties officeooo:paragraph-rsid="003f8582"/>
    </style:style>
    <style:style style:name="P54" style:family="paragraph" style:parent-style-name="Standard">
      <style:text-properties officeooo:rsid="004782bb" officeooo:paragraph-rsid="004782bb"/>
    </style:style>
    <style:style style:name="P55" style:family="paragraph" style:parent-style-name="Standard">
      <style:text-properties officeooo:rsid="0048c118" officeooo:paragraph-rsid="0048c118"/>
    </style:style>
    <style:style style:name="P56" style:family="paragraph" style:parent-style-name="Standard">
      <style:text-properties officeooo:paragraph-rsid="004f1124"/>
    </style:style>
    <style:style style:name="P57" style:family="paragraph" style:parent-style-name="Standard">
      <style:text-properties officeooo:rsid="0050d065" officeooo:paragraph-rsid="0050d065"/>
    </style:style>
    <style:style style:name="P58" style:family="paragraph" style:parent-style-name="Standard">
      <style:text-properties officeooo:paragraph-rsid="0050d065"/>
    </style:style>
    <style:style style:name="P59" style:family="paragraph" style:parent-style-name="Standard">
      <style:text-properties officeooo:rsid="005187d0" officeooo:paragraph-rsid="005187d0"/>
    </style:style>
    <style:style style:name="P60" style:family="paragraph" style:parent-style-name="Standard">
      <style:text-properties officeooo:paragraph-rsid="0051a166"/>
    </style:style>
    <style:style style:name="P61" style:family="paragraph" style:parent-style-name="Standard">
      <style:text-properties officeooo:paragraph-rsid="00597274"/>
    </style:style>
    <style:style style:name="T1" style:family="text">
      <style:text-properties officeooo:rsid="0016abe2"/>
    </style:style>
    <style:style style:name="T2" style:family="text">
      <style:text-properties officeooo:rsid="001a78cd"/>
    </style:style>
    <style:style style:name="T3" style:family="text">
      <style:text-properties officeooo:rsid="001bdb4b"/>
    </style:style>
    <style:style style:name="T4" style:family="text">
      <style:text-properties officeooo:rsid="001cd8b6"/>
    </style:style>
    <style:style style:name="T5" style:family="text">
      <style:text-properties style:font-name="Liberation Mono" fo:font-size="10pt" officeooo:rsid="001cd8b6" style:font-name-asian="Noto Sans Mono CJK SC" style:font-size-asian="10pt" style:font-name-complex="Liberation Mono" style:font-size-complex="10pt"/>
    </style:style>
    <style:style style:name="T6" style:family="text">
      <style:text-properties style:font-name="Liberation Mono" fo:font-size="10pt" officeooo:rsid="001ed8b5" style:font-name-asian="Noto Sans Mono CJK SC" style:font-size-asian="10pt" style:font-name-complex="Liberation Mono" style:font-size-complex="10pt"/>
    </style:style>
    <style:style style:name="T7" style:family="text">
      <style:text-properties style:font-name="Liberation Mono" fo:font-size="10pt" officeooo:rsid="0022e344" style:font-name-asian="Noto Sans Mono CJK SC" style:font-size-asian="10pt" style:font-name-complex="Liberation Mono" style:font-size-complex="10pt"/>
    </style:style>
    <style:style style:name="T8" style:family="text">
      <style:text-properties style:font-name="Liberation Mono" fo:font-size="10pt" officeooo:rsid="00288793" style:font-name-asian="Noto Sans Mono CJK SC" style:font-size-asian="10pt" style:font-name-complex="Liberation Mono" style:font-size-complex="10pt"/>
    </style:style>
    <style:style style:name="T9" style:family="text">
      <style:text-properties style:font-name="Liberation Mono" fo:font-size="10pt" officeooo:rsid="002f7ad9" style:font-name-asian="Noto Sans Mono CJK SC" style:font-size-asian="10pt" style:font-name-complex="Liberation Mono" style:font-size-complex="10pt"/>
    </style:style>
    <style:style style:name="T10" style:family="text">
      <style:text-properties style:font-name="Liberation Mono" fo:font-size="10pt" officeooo:rsid="0031e006" style:font-name-asian="Noto Sans Mono CJK SC" style:font-size-asian="10pt" style:font-name-complex="Liberation Mono" style:font-size-complex="10pt"/>
    </style:style>
    <style:style style:name="T11" style:family="text">
      <style:text-properties style:font-name="Liberation Mono" fo:font-size="10pt" fo:font-weight="bold" officeooo:rsid="001cd8b6" style:font-name-asian="Noto Sans Mono CJK SC" style:font-size-asian="10pt" style:font-weight-asian="bold" style:font-name-complex="Liberation Mono" style:font-size-complex="10pt" style:font-weight-complex="bold"/>
    </style:style>
    <style:style style:name="T12" style:family="text">
      <style:text-properties style:font-name="Liberation Mono" fo:font-size="10pt" fo:font-weight="bold" officeooo:rsid="00228419" style:font-name-asian="Noto Sans Mono CJK SC" style:font-size-asian="10pt" style:font-weight-asian="bold" style:font-name-complex="Liberation Mono" style:font-size-complex="10pt" style:font-weight-complex="bold"/>
    </style:style>
    <style:style style:name="T13" style:family="text">
      <style:text-properties style:font-name="Liberation Mono" fo:font-size="10pt" style:text-underline-style="none" fo:font-weight="normal" officeooo:rsid="00228419" style:font-name-asian="Noto Sans Mono CJK SC" style:font-size-asian="10pt" style:font-weight-asian="normal" style:font-name-complex="Liberation Mono" style:font-size-complex="10pt" style:font-weight-complex="normal"/>
    </style:style>
    <style:style style:name="T14" style:family="text">
      <style:text-properties style:font-name="Liberation Mono" fo:font-size="10pt" fo:font-style="italic" officeooo:rsid="00228419" style:font-name-asian="Noto Sans Mono CJK SC" style:font-size-asian="10pt" style:font-style-asian="italic" style:font-name-complex="Liberation Mono" style:font-size-complex="10pt" style:font-style-complex="italic"/>
    </style:style>
    <style:style style:name="T15" style:family="text">
      <style:text-properties style:font-name="Liberation Mono" fo:font-size="10pt" fo:font-style="italic" officeooo:rsid="001cd8b6" style:font-name-asian="Noto Sans Mono CJK SC" style:font-size-asian="10pt" style:font-style-asian="italic" style:font-name-complex="Liberation Mono" style:font-size-complex="10pt" style:font-style-complex="italic"/>
    </style:style>
    <style:style style:name="T16" style:family="text">
      <style:text-properties style:font-name="Liberation Mono" fo:font-size="10pt" fo:font-style="italic" officeooo:rsid="00602120" style:font-name-asian="Noto Sans Mono CJK SC" style:font-size-asian="10pt" style:font-style-asian="italic" style:font-name-complex="Liberation Mono" style:font-size-complex="10pt" style:font-style-complex="italic"/>
    </style:style>
    <style:style style:name="T17" style:family="text">
      <style:text-properties style:font-name="Liberation Mono" fo:font-size="10pt" fo:font-style="normal" officeooo:rsid="002beb73" style:font-name-asian="Noto Sans Mono CJK SC" style:font-size-asian="10pt" style:font-style-asian="normal" style:font-name-complex="Liberation Mono" style:font-size-complex="10pt" style:font-style-complex="normal"/>
    </style:style>
    <style:style style:name="T18" style:family="text">
      <style:text-properties style:font-name="Liberation Mono" fo:font-size="10pt" fo:font-style="normal" style:text-underline-style="none" fo:font-weight="normal" officeooo:rsid="00305f6c" style:font-name-asian="Noto Sans Mono CJK SC" style:font-size-asian="10pt" style:font-style-asian="normal" style:font-weight-asian="normal" style:font-name-complex="Liberation Mono" style:font-size-complex="10pt" style:font-style-complex="normal" style:font-weight-complex="normal"/>
    </style:style>
    <style:style style:name="T19" style:family="text">
      <style:text-properties style:font-name="Liberation Mono" fo:font-size="10pt" fo:font-style="normal" style:text-underline-style="none" fo:font-weight="normal" officeooo:rsid="0031e006" style:font-name-asian="Noto Sans Mono CJK SC" style:font-size-asian="10pt" style:font-style-asian="normal" style:font-weight-asian="normal" style:font-name-complex="Liberation Mono" style:font-size-complex="10pt" style:font-style-complex="normal" style:font-weight-complex="normal"/>
    </style:style>
    <style:style style:name="T20" style:family="text">
      <style:text-properties style:font-name="Liberation Mono" fo:font-size="10pt" fo:font-style="normal" style:text-underline-style="none" fo:font-weight="normal" officeooo:rsid="00328ddc" style:font-name-asian="Noto Sans Mono CJK SC" style:font-size-asian="10pt" style:font-style-asian="normal" style:font-weight-asian="normal" style:font-name-complex="Liberation Mono" style:font-size-complex="10pt" style:font-style-complex="normal" style:font-weight-complex="normal"/>
    </style:style>
    <style:style style:name="T21" style:family="text">
      <style:text-properties style:font-name="Liberation Mono" fo:font-size="10pt" fo:font-style="normal" style:text-underline-style="none" fo:font-weight="normal" officeooo:rsid="0033dff0" style:font-name-asian="Noto Sans Mono CJK SC" style:font-size-asian="10pt" style:font-style-asian="normal" style:font-weight-asian="normal" style:font-name-complex="Liberation Mono" style:font-size-complex="10pt" style:font-style-complex="normal" style:font-weight-complex="normal"/>
    </style:style>
    <style:style style:name="T22" style:family="text">
      <style:text-properties style:font-name="Liberation Mono" fo:font-size="10pt" fo:font-style="normal" style:text-underline-style="none" fo:font-weight="normal" officeooo:rsid="0035a8d4" style:font-name-asian="Noto Sans Mono CJK SC" style:font-size-asian="10pt" style:font-style-asian="normal" style:font-weight-asian="normal" style:font-name-complex="Liberation Mono" style:font-size-complex="10pt" style:font-style-complex="normal" style:font-weight-complex="normal"/>
    </style:style>
    <style:style style:name="T23" style:family="text">
      <style:text-properties style:font-name="Liberation Mono" fo:font-size="10pt" fo:font-style="normal" style:text-underline-style="none" fo:font-weight="normal" officeooo:rsid="0037973f" style:font-name-asian="Noto Sans Mono CJK SC" style:font-size-asian="10pt" style:font-style-asian="normal" style:font-weight-asian="normal" style:font-name-complex="Liberation Mono" style:font-size-complex="10pt" style:font-style-complex="normal" style:font-weight-complex="normal"/>
    </style:style>
    <style:style style:name="T24" style:family="text">
      <style:text-properties style:font-name="Liberation Mono" fo:font-size="10pt" fo:font-style="normal" style:text-underline-style="none" fo:font-weight="normal" officeooo:rsid="0037a8cb" style:font-name-asian="Noto Sans Mono CJK SC" style:font-size-asian="10pt" style:font-style-asian="normal" style:font-weight-asian="normal" style:font-name-complex="Liberation Mono" style:font-size-complex="10pt" style:font-style-complex="normal" style:font-weight-complex="normal"/>
    </style:style>
    <style:style style:name="T25" style:family="text">
      <style:text-properties officeooo:rsid="001ed8b5"/>
    </style:style>
    <style:style style:name="T26" style:family="text">
      <style:text-properties fo:font-weight="bold" officeooo:rsid="001cd8b6" style:font-weight-asian="bold" style:font-weight-complex="bold"/>
    </style:style>
    <style:style style:name="T27" style:family="text">
      <style:text-properties fo:font-weight="bold" officeooo:rsid="00228419" style:font-weight-asian="bold" style:font-weight-complex="bold"/>
    </style:style>
    <style:style style:name="T28" style:family="text">
      <style:text-properties officeooo:rsid="00207d11"/>
    </style:style>
    <style:style style:name="T29" style:family="text">
      <style:text-properties officeooo:rsid="00209fc7"/>
    </style:style>
    <style:style style:name="T30" style:family="text">
      <style:text-properties officeooo:rsid="00228419"/>
    </style:style>
    <style:style style:name="T31" style:family="text">
      <style:text-properties style:text-underline-style="none" fo:font-weight="normal" officeooo:rsid="00228419" style:font-weight-asian="normal" style:font-weight-complex="normal"/>
    </style:style>
    <style:style style:name="T32" style:family="text">
      <style:text-properties fo:font-style="italic" officeooo:rsid="001cd8b6" style:font-style-asian="italic" style:font-style-complex="italic"/>
    </style:style>
    <style:style style:name="T33" style:family="text">
      <style:text-properties fo:font-style="italic" officeooo:rsid="00228419" style:font-style-asian="italic" style:font-style-complex="italic"/>
    </style:style>
    <style:style style:name="T34" style:family="text">
      <style:text-properties fo:font-style="italic" officeooo:rsid="00602120"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22e344" style:font-style-asian="normal" style:font-style-complex="normal"/>
    </style:style>
    <style:style style:name="T37" style:family="text">
      <style:text-properties fo:font-style="normal" officeooo:rsid="002affc9" style:font-style-asian="normal" style:font-style-complex="normal"/>
    </style:style>
    <style:style style:name="T38" style:family="text">
      <style:text-properties fo:font-style="normal" officeooo:rsid="002beb73" style:font-style-asian="normal" style:font-style-complex="normal"/>
    </style:style>
    <style:style style:name="T39" style:family="text">
      <style:text-properties fo:font-style="normal" officeooo:rsid="002c11e0" style:font-style-asian="normal" style:font-style-complex="normal"/>
    </style:style>
    <style:style style:name="T40" style:family="text">
      <style:text-properties fo:font-style="normal" officeooo:rsid="003af9ec" style:font-style-asian="normal" style:font-style-complex="normal"/>
    </style:style>
    <style:style style:name="T41" style:family="text">
      <style:text-properties fo:font-style="normal" style:text-underline-style="none" fo:font-weight="normal" style:font-style-asian="normal" style:font-weight-asian="normal" style:font-style-complex="normal" style:font-weight-complex="normal"/>
    </style:style>
    <style:style style:name="T42" style:family="text">
      <style:text-properties fo:font-style="normal" style:text-underline-style="none" fo:font-weight="normal" officeooo:rsid="002f7ad9" style:font-style-asian="normal" style:font-weight-asian="normal" style:font-style-complex="normal" style:font-weight-complex="normal"/>
    </style:style>
    <style:style style:name="T43" style:family="text">
      <style:text-properties fo:font-style="normal" style:text-underline-style="none" fo:font-weight="normal" officeooo:rsid="0031e006" style:font-style-asian="normal" style:font-weight-asian="normal" style:font-style-complex="normal" style:font-weight-complex="normal"/>
    </style:style>
    <style:style style:name="T44" style:family="text">
      <style:text-properties fo:font-style="normal" style:text-underline-style="none" fo:font-weight="normal" officeooo:rsid="00326deb" style:font-style-asian="normal" style:font-weight-asian="normal" style:font-style-complex="normal" style:font-weight-complex="normal"/>
    </style:style>
    <style:style style:name="T45" style:family="text">
      <style:text-properties fo:font-style="normal" style:text-underline-style="none" fo:font-weight="normal" officeooo:rsid="00328ddc" style:font-style-asian="normal" style:font-weight-asian="normal" style:font-style-complex="normal" style:font-weight-complex="normal"/>
    </style:style>
    <style:style style:name="T46" style:family="text">
      <style:text-properties fo:font-style="normal" style:text-underline-style="none" fo:font-weight="normal" officeooo:rsid="0033dff0" style:font-style-asian="normal" style:font-weight-asian="normal" style:font-style-complex="normal" style:font-weight-complex="normal"/>
    </style:style>
    <style:style style:name="T47" style:family="text">
      <style:text-properties fo:font-style="normal" style:text-underline-style="none" fo:font-weight="normal" officeooo:rsid="0035a8d4" style:font-style-asian="normal" style:font-weight-asian="normal" style:font-style-complex="normal" style:font-weight-complex="normal"/>
    </style:style>
    <style:style style:name="T48" style:family="text">
      <style:text-properties fo:font-style="normal" style:text-underline-style="none" fo:font-weight="normal" officeooo:rsid="003735d9" style:font-style-asian="normal" style:font-weight-asian="normal" style:font-style-complex="normal" style:font-weight-complex="normal"/>
    </style:style>
    <style:style style:name="T49" style:family="text">
      <style:text-properties fo:font-style="normal" style:text-underline-style="none" fo:font-weight="normal" officeooo:rsid="0037636c" style:font-style-asian="normal" style:font-weight-asian="normal" style:font-style-complex="normal" style:font-weight-complex="normal"/>
    </style:style>
    <style:style style:name="T50" style:family="text">
      <style:text-properties fo:font-style="normal" style:text-underline-style="none" fo:font-weight="normal" officeooo:rsid="0037973f" style:font-style-asian="normal" style:font-weight-asian="normal" style:font-style-complex="normal" style:font-weight-complex="normal"/>
    </style:style>
    <style:style style:name="T51" style:family="text">
      <style:text-properties fo:font-style="normal" style:text-underline-style="none" fo:font-weight="normal" officeooo:rsid="0037a8cb" style:font-style-asian="normal" style:font-weight-asian="normal" style:font-style-complex="normal" style:font-weight-complex="normal"/>
    </style:style>
    <style:style style:name="T52" style:family="text">
      <style:text-properties fo:font-style="normal" style:text-underline-style="none" fo:font-weight="normal" officeooo:rsid="003af9ec" style:font-style-asian="normal" style:font-weight-asian="normal" style:font-style-complex="normal" style:font-weight-complex="normal"/>
    </style:style>
    <style:style style:name="T53" style:family="text">
      <style:text-properties fo:font-style="normal" style:text-underline-style="none" fo:font-weight="normal" officeooo:rsid="00416a02" style:font-style-asian="normal" style:font-weight-asian="normal" style:font-style-complex="normal" style:font-weight-complex="normal"/>
    </style:style>
    <style:style style:name="T54" style:family="text">
      <style:text-properties fo:font-style="normal" style:text-underline-style="none" fo:font-weight="normal" officeooo:rsid="0042c72f" style:font-style-asian="normal" style:font-weight-asian="normal" style:font-style-complex="normal" style:font-weight-complex="normal"/>
    </style:style>
    <style:style style:name="T55" style:family="text">
      <style:text-properties officeooo:rsid="00288793"/>
    </style:style>
    <style:style style:name="T56" style:family="text">
      <style:text-properties style:font-name="Liberation Mono" fo:font-size="10pt" fo:font-style="normal" style:text-underline-style="none" fo:font-weight="normal" style:font-size-asian="10pt" style:font-style-asian="normal" style:font-weight-asian="normal" style:font-size-complex="10pt" style:font-style-complex="normal" style:font-weight-complex="normal"/>
    </style:style>
    <style:style style:name="T57" style:family="text">
      <style:text-properties style:font-name="Liberation Mono" fo:font-size="10pt" fo:font-style="normal" style:text-underline-style="none" fo:font-weight="normal" officeooo:rsid="004592c7" style:font-size-asian="10pt" style:font-style-asian="normal" style:font-weight-asian="normal" style:font-size-complex="10pt" style:font-style-complex="normal" style:font-weight-complex="normal"/>
    </style:style>
    <style:style style:name="T58" style:family="text">
      <style:text-properties style:font-name="Liberation Mono" fo:font-size="10pt" fo:font-style="normal" style:text-underline-style="none" fo:font-weight="normal" officeooo:rsid="0042c72f" style:font-size-asian="10pt" style:font-style-asian="normal" style:font-weight-asian="normal" style:font-size-complex="10pt" style:font-style-complex="normal" style:font-weight-complex="normal"/>
    </style:style>
    <style:style style:name="T59" style:family="text">
      <style:text-properties style:font-name="Liberation Mono" fo:font-size="10pt" fo:font-style="normal" style:text-underline-style="none" fo:font-weight="normal" officeooo:rsid="00479740" style:font-size-asian="10pt" style:font-style-asian="normal" style:font-weight-asian="normal" style:font-size-complex="10pt" style:font-style-complex="normal" style:font-weight-complex="normal"/>
    </style:style>
    <style:style style:name="T60" style:family="text">
      <style:text-properties style:font-name="Liberation Mono" fo:font-size="10pt" fo:font-style="normal" style:text-underline-style="none" fo:font-weight="normal" officeooo:rsid="0048c118" style:font-size-asian="10pt" style:font-style-asian="normal" style:font-weight-asian="normal" style:font-size-complex="10pt" style:font-style-complex="normal" style:font-weight-complex="normal"/>
    </style:style>
    <style:style style:name="T61" style:family="text">
      <style:text-properties style:font-name="Liberation Mono" fo:font-size="10pt" fo:font-style="normal" style:text-underline-style="none" fo:font-weight="normal" officeooo:rsid="0049d225" style:font-size-asian="10pt" style:font-style-asian="normal" style:font-weight-asian="normal" style:font-size-complex="10pt" style:font-style-complex="normal" style:font-weight-complex="normal"/>
    </style:style>
    <style:style style:name="T62" style:family="text">
      <style:text-properties style:font-name="Liberation Mono" fo:font-size="10pt" fo:font-style="normal" style:text-underline-style="none" fo:font-weight="normal" officeooo:rsid="004b5c4c" style:font-size-asian="10pt" style:font-style-asian="normal" style:font-weight-asian="normal" style:font-size-complex="10pt" style:font-style-complex="normal" style:font-weight-complex="normal"/>
    </style:style>
    <style:style style:name="T63" style:family="text">
      <style:text-properties style:font-name="Liberation Mono" fo:font-size="10pt" fo:font-style="normal" style:text-underline-style="none" fo:font-weight="normal" officeooo:rsid="004d3b20" style:font-size-asian="10pt" style:font-style-asian="normal" style:font-weight-asian="normal" style:font-size-complex="10pt" style:font-style-complex="normal" style:font-weight-complex="normal"/>
    </style:style>
    <style:style style:name="T64" style:family="text">
      <style:text-properties style:font-name="Liberation Mono" fo:font-size="10pt" fo:font-style="normal" style:text-underline-style="none" fo:font-weight="normal" officeooo:rsid="004ea577" style:font-size-asian="10pt" style:font-style-asian="normal" style:font-weight-asian="normal" style:font-size-complex="10pt" style:font-style-complex="normal" style:font-weight-complex="normal"/>
    </style:style>
    <style:style style:name="T65" style:family="text">
      <style:text-properties style:font-name="Liberation Mono" fo:font-size="10pt" fo:font-style="normal" style:text-underline-style="none" fo:font-weight="normal" officeooo:rsid="004f1124" style:font-size-asian="10pt" style:font-style-asian="normal" style:font-weight-asian="normal" style:font-size-complex="10pt" style:font-style-complex="normal" style:font-weight-complex="normal"/>
    </style:style>
    <style:style style:name="T66" style:family="text">
      <style:text-properties style:font-name="Liberation Mono" fo:font-size="10pt" fo:font-style="normal" style:text-underline-style="none" fo:font-weight="normal" officeooo:rsid="004fb6b1" style:font-size-asian="10pt" style:font-style-asian="normal" style:font-weight-asian="normal" style:font-size-complex="10pt" style:font-style-complex="normal" style:font-weight-complex="normal"/>
    </style:style>
    <style:style style:name="T67" style:family="text">
      <style:text-properties style:font-name="Liberation Mono" fo:font-size="10pt" fo:font-style="normal" style:text-underline-style="none" fo:font-weight="normal" officeooo:rsid="0050d065" style:font-size-asian="10pt" style:font-style-asian="normal" style:font-weight-asian="normal" style:font-size-complex="10pt" style:font-style-complex="normal" style:font-weight-complex="normal"/>
    </style:style>
    <style:style style:name="T68" style:family="text">
      <style:text-properties style:font-name="Liberation Mono" fo:font-size="10pt" fo:font-style="normal" style:text-underline-style="none" fo:font-weight="normal" officeooo:rsid="005187d0" style:font-size-asian="10pt" style:font-style-asian="normal" style:font-weight-asian="normal" style:font-size-complex="10pt" style:font-style-complex="normal" style:font-weight-complex="normal"/>
    </style:style>
    <style:style style:name="T69" style:family="text">
      <style:text-properties style:font-name="Liberation Mono" fo:font-size="10pt" fo:font-style="normal" style:text-underline-style="none" fo:font-weight="normal" officeooo:rsid="005337d2" style:font-size-asian="10pt" style:font-style-asian="normal" style:font-weight-asian="normal" style:font-size-complex="10pt" style:font-style-complex="normal" style:font-weight-complex="normal"/>
    </style:style>
    <style:style style:name="T70" style:family="text">
      <style:text-properties style:font-name="Liberation Mono" fo:font-size="10pt" fo:font-style="normal" style:text-underline-style="none" fo:font-weight="normal" officeooo:rsid="0053fa88" style:font-size-asian="10pt" style:font-style-asian="normal" style:font-weight-asian="normal" style:font-size-complex="10pt" style:font-style-complex="normal" style:font-weight-complex="normal"/>
    </style:style>
    <style:style style:name="T71" style:family="text">
      <style:text-properties style:font-name="Liberation Mono" fo:font-size="10pt" fo:font-style="normal" style:text-underline-style="none" fo:font-weight="normal" officeooo:rsid="0057b45a" style:font-size-asian="10pt" style:font-style-asian="normal" style:font-weight-asian="normal" style:font-size-complex="10pt" style:font-style-complex="normal" style:font-weight-complex="normal"/>
    </style:style>
    <style:style style:name="T72" style:family="text">
      <style:text-properties style:font-name="Liberation Mono" fo:font-size="10pt" fo:font-style="normal" style:text-underline-style="none" fo:font-weight="normal" officeooo:rsid="0057d041" style:font-size-asian="10pt" style:font-style-asian="normal" style:font-weight-asian="normal" style:font-size-complex="10pt" style:font-style-complex="normal" style:font-weight-complex="normal"/>
    </style:style>
    <style:style style:name="T73" style:family="text">
      <style:text-properties style:font-name="Liberation Mono" fo:font-size="10pt" fo:font-style="normal" style:text-underline-style="none" fo:font-weight="normal" officeooo:rsid="005c10d3" style:font-size-asian="10pt" style:font-style-asian="normal" style:font-weight-asian="normal" style:font-size-complex="10pt" style:font-style-complex="normal" style:font-weight-complex="normal"/>
    </style:style>
    <style:style style:name="T74" style:family="text">
      <style:text-properties style:font-name="Liberation Mono" fo:font-size="10pt" fo:font-style="normal" style:text-underline-style="none" fo:font-weight="normal" officeooo:rsid="005cc436" style:font-size-asian="10pt" style:font-style-asian="normal" style:font-weight-asian="normal" style:font-size-complex="10pt" style:font-style-complex="normal" style:font-weight-complex="normal"/>
    </style:style>
    <style:style style:name="T75" style:family="text">
      <style:text-properties officeooo:rsid="004f1124"/>
    </style:style>
    <style:style style:name="T76" style:family="text">
      <style:text-properties officeooo:rsid="0050d065"/>
    </style:style>
    <style:style style:name="T77" style:family="text">
      <style:text-properties officeooo:rsid="0055e2cd"/>
    </style:style>
    <style:style style:name="T78" style:family="text">
      <style:text-properties officeooo:rsid="0057b45a"/>
    </style:style>
    <style:style style:name="T79" style:family="text">
      <style:text-properties officeooo:rsid="006021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ymbol tables:</text:p>
      <text:p text:style-name="P1"/>
      <text:p text:style-name="P1">The purpose of a symbol table is to associate a value with a key in order to insert key-value pairs which can be searched for with the key.</text:p>
      <text:p text:style-name="P1"/>
      <text:p text:style-name="P1">To do this we need to define an underlying data structure and <text:span text:style-name="T3">specify</text:span> algorithms for insert (put), sea<text:span text:style-name="T3">r</text:span>ch (get) and other operations that create and manipulate the data structure.</text:p>
      <text:p text:style-name="P1"/>
      <text:p text:style-name="P1">Example in a dictionary, key = word, value = definition of the word.</text:p>
      <text:p text:style-name="P1"/>
      <text:p text:style-name="P5">API of symbol tables:</text:p>
      <text:p text:style-name="P5"/>
      <text:p text:style-name="P8">public class ST&lt;Key, Value&gt;</text:p>
      <text:p text:style-name="P24">ST()<text:tab/><text:tab/><text:tab/><text:tab/><text:tab/>Default constructor creates symbol table</text:p>
      <text:p text:style-name="P17"><text:span text:style-name="T31">void put(Key key, Value val)<text:tab/>Insert key-value pair into st, </text:span><text:span text:style-name="T13">deletes</text:span><text:span text:style-name="T31"> if val = null</text:span></text:p>
      <text:p text:style-name="P24">Value get(Key key)<text:tab/><text:tab/>Returns value paired with key, null if key is absent</text:p>
      <text:p text:style-name="P20">void delete(Key key)<text:tab/><text:tab/>Deletes key and its value from table</text:p>
      <text:p text:style-name="P24">boolean contains(Key key)<text:tab/>Returns true if there is a value paired with the key</text:p>
      <text:p text:style-name="P20">boolean isEmpty()<text:tab/><text:tab/><text:tab/>Returns true if the table is empty</text:p>
      <text:p text:style-name="P24">int size()<text:tab/><text:tab/><text:tab/><text:tab/>Returns the number of key-value pairs in the table</text:p>
      <text:p text:style-name="P20">Iterable&lt;Key&lt; keys()<text:tab/><text:tab/>Returns all keys in the table</text:p>
      <text:p text:style-name="P1"/>
      <text:p text:style-name="P1">It’s an abstract data type.</text:p>
      <text:p text:style-name="P1"/>
      <text:p text:style-name="P1">Using generics we can have the same API for different types of items. </text:p>
      <text:p text:style-name="P1"/>
      <text:p text:style-name="P2">Keys and values have separate roles. On<text:span text:style-name="T30">l</text:span>y one value is associated with each key.</text:p>
      <text:p text:style-name="P1"/>
      <text:p text:style-name="P1">If a client puts in a key-value pair into a table where the key already exists the value gets replaced by the new value.</text:p>
      <text:p text:style-name="P1"/>
      <text:p text:style-name="P1">Symbol tables are like an array where keys ar indices and values are elements.</text:p>
      <text:p text:style-name="P1"/>
      <text:p text:style-name="P1">Keys may not be null and no key can be associated with a null value. This is helpful for get and put. Where if a key does not exist it get returns null and to <text:span text:style-name="T1">lazy</text:span> delete an object put can be called with null as value to delete.</text:p>
      <text:p text:style-name="P1"/>
      <text:p text:style-name="P3">To ensure no key is associated with a value null</text:p>
      <text:p text:style-name="P3">if(value == null) {delete(key); return;}</text:p>
      <text:p text:style-name="P3"/>
      <text:p text:style-name="P3">In all symbol-table API these methods are included:</text:p>
      <text:p text:style-name="P3">{</text:p>
      <text:p text:style-name="P3">void delete(Key key) put(key, null);</text:p>
      <text:p text:style-name="P3"/>
      <text:p text:style-name="P3">boolean contains(key) return get(key) != null;</text:p>
      <text:p text:style-name="P3"/>
      <text:p text:style-name="P3">boolean isEmpty() return size() == 0;</text:p>
      <text:p text:style-name="P3">}</text:p>
      <text:p text:style-name="P3"/>
      <text:p text:style-name="P4">For symbol table iteration we specify a keys() method that returns an Iterable&lt;Key&gt; object. This allows the client to iterate through a specified subset of keys in the table.</text:p>
      <text:p text:style-name="P4"/>
      <text:p text:style-name="P4">To determine if two keys are equal we can use the java built in equals() method which works for Integer, Double, String, File and URL. For own types we need to override equals(), we can use the book implementation of equals() page 103 as a template. Make sure Key types are immutable because of consistency.</text:p>
      <text:p text:style-name="P4"/>
      <text:p text:style-name="P6"><text:soft-page-break/>Ordered symbol tables:</text:p>
      <text:p text:style-name="P4"/>
      <text:p text:style-name="P4">Typically keys are Comparable objects. Which means we can use a.compareTo(b) to compare two keys a and b. Comparable impl<text:span text:style-name="T3">i</text:span>es an order among keys for efficient implementations of put() and get() operations. In such implementations it is important to keep the keys in order and consider <text:span text:style-name="T2">an expanded API that defines operations invol</text:span><text:span text:style-name="T3">v</text:span><text:span text:style-name="T2">ing the relative key order.</text:span></text:p>
      <text:p text:style-name="P4"/>
      <text:p text:style-name="P9">For for example keys are times of the day you might be interested in knowing the earliest or latest time or the times (keys) between two given times (keys). <text:span text:style-name="T4">In most cases such operations are not difficult to implement with the same data structures and methods underlying the put() and get() implementations (as ordinary symbol tables).</text:span></text:p>
      <text:p text:style-name="P9"/>
      <text:p text:style-name="P10">For applications where keys are Comparable the book uses this</text:p>
      <text:p text:style-name="P14">API for a generic ordered symbol table:</text:p>
      <text:p text:style-name="P10"/>
      <text:p text:style-name="P7">public class ST&lt;Key extends Comparable&lt;Key&gt;, Value&gt;</text:p>
      <text:p text:style-name="P12">ST()<text:tab/><text:tab/><text:tab/><text:tab/><text:tab/>Default <text:span text:style-name="T25">constructor</text:span> to create ordered s<text:span text:style-name="T30">ymbol table</text:span></text:p>
      <text:p text:style-name="P15">void put(Key key, Value val)<text:tab/>Insert key-value pair or delete<text:span text:style-name="T30">s</text:span> if val = null</text:p>
      <text:p text:style-name="P11"><text:span text:style-name="T26">Value get(Key key)<text:tab/><text:tab/></text:span><text:span text:style-name="T12">Returns</text:span><text:span text:style-name="T11"> the value paired with key, null if key absent</text:span></text:p>
      <text:p text:style-name="P16"><text:span text:style-name="T4">void delete(Key key)<text:tab/><text:tab/></text:span><text:span text:style-name="T5">Removes key and its value from st</text:span></text:p>
      <text:p text:style-name="P11"><text:span text:style-name="T26">boolean contains(Key key)<text:tab/></text:span><text:span text:style-name="T11">Returns</text:span><text:span text:style-name="T26"> true if there is a value paired with the key</text:span><text:span text:style-name="T4"><text:tab/></text:span></text:p>
      <text:p text:style-name="P11"><text:span text:style-name="T32">boolean isEmpty()<text:tab/><text:tab/><text:tab/></text:span><text:span text:style-name="T15">Returns</text:span><text:span text:style-name="T32"> true i</text:span><text:span text:style-name="T15">f</text:span><text:span text:style-name="T32"> the table is empty </text:span><text:span text:style-name="T16">and false if </text:span><text:span text:style-name="T32"><text:s/>not</text:span></text:p>
      <text:p text:style-name="P13"><text:span text:style-name="T4">int size()<text:tab/><text:tab/><text:tab/><text:tab/></text:span><text:span text:style-name="T5">Returns</text:span><text:span text:style-name="T4"> number of key-value pairs</text:span></text:p>
      <text:p text:style-name="P15">Key min()<text:tab/><text:tab/><text:tab/><text:tab/>Returns the smallest key</text:p>
      <text:p text:style-name="P12">Key max()<text:tab/><text:tab/><text:tab/><text:tab/>Returns the largest key</text:p>
      <text:p text:style-name="P11"><text:span text:style-name="T32">Key floor(Key key)<text:tab/><text:tab/></text:span><text:span text:style-name="T14">Returns</text:span><text:span text:style-name="T32"> </text:span><text:span text:style-name="T33">the </text:span><text:span text:style-name="T32">largest key &lt;= key</text:span></text:p>
      <text:p text:style-name="P11"><text:span text:style-name="T26">Key ceiling(Key key)<text:tab/><text:tab/></text:span><text:span text:style-name="T12">Returns</text:span><text:span text:style-name="T26"> </text:span><text:span text:style-name="T27">the </text:span><text:span text:style-name="T26">smallest key &gt;= key</text:span></text:p>
      <text:p text:style-name="P16"><text:span text:style-name="T4">int rank(Key key)<text:tab/><text:tab/><text:tab/></text:span><text:span text:style-name="T6">Returns</text:span><text:span text:style-name="T4"> number of keys less than key (index of key?)</text:span></text:p>
      <text:p text:style-name="P12">Key select(int k)<text:tab/><text:tab/><text:tab/><text:span text:style-name="T25">Select key with index k</text:span></text:p>
      <text:p text:style-name="P15">void deleteMin()<text:tab/><text:tab/><text:tab/><text:span text:style-name="T25">Deletes smallest key</text:span></text:p>
      <text:p text:style-name="P12">void deleteMax()<text:tab/><text:tab/><text:tab/><text:span text:style-name="T25">Deletes largest key</text:span></text:p>
      <text:p text:style-name="P15">int size(Key low, Key high)<text:tab/><text:span text:style-name="T25">Returns number of keys from low to high</text:span></text:p>
      <text:p text:style-name="P13"><text:span text:style-name="T4">Iterable&lt;Key&gt; keys(Key low, Key high) </text:span><text:span text:style-name="T6">Returns keys</text:span><text:span text:style-name="T25"> from low to high in sorted order</text:span></text:p>
      <text:p text:style-name="P15">Iterable&lt;Key&gt; keys()<text:tab/><text:tab/><text:tab/> <text:span text:style-name="T25">Returns all keys in the table in sorted order</text:span></text:p>
      <text:p text:style-name="P15"/>
      <text:p text:style-name="P21"/>
      <text:p text:style-name="P22">Key extends Comparable&lt;Key&gt; <text:span text:style-name="T28">the </text:span>generic type variable in the class declaration specifies that the code depends upon the keys being Comparable and <text:span text:style-name="T29">implements the </text:span>set of operations <text:span text:style-name="T29">which defines an ordered symbol table.</text:span></text:p>
      <text:p text:style-name="P22"/>
      <text:p text:style-name="P23">Rank is used to determine where a new key fits in the order.</text:p>
      <text:p text:style-name="P23">Select is used to find the key with a given rank.</text:p>
      <text:p text:style-name="P23"/>
      <text:p text:style-name="P25"><text:span text:style-name="T7">i</text:span><text:span text:style-name="T36"> == rank(select(i)) for all </text:span><text:span text:style-name="T7">i</text:span><text:span text:style-name="T36"> between 0 and size() - 1.</text:span></text:p>
      <text:p text:style-name="P26">key == select(rank(key)) is satisfied for all keys in the table.</text:p>
      <text:p text:style-name="P26"/>
      <text:p text:style-name="P26"/>
      <text:p text:style-name="P27">The methods size() and keys() can be used to answer how many keys fall withing a given range (between two given keys) or which keys are in a given range.</text:p>
      <text:p text:style-name="P28">Max(), deleteMin(), deleteMax(), floor() and ceiling() all throw exceptions if the table is empty. select(k) throws exception if k &lt; 0 or k =&gt; size.</text:p>
      <text:p text:style-name="P29">The rest return null.</text:p>
      <text:p text:style-name="P27"/>
      <text:p text:style-name="P30"/>
      <text:p text:style-name="P30">To avoid redundant methods but also keep the client code clean:</text:p>
      <text:p text:style-name="P30"/>
      <text:p text:style-name="P32">void deleteMin() is implemented with delete(min())</text:p>
      <text:p text:style-name="P30"><text:soft-page-break/></text:p>
      <text:p text:style-name="P18">void deleteMax() is implemented with delete(max())</text:p>
      <text:p text:style-name="P30"/>
      <text:p text:style-name="P32">int size(Key low, Key high) -||- <text:tab/>if(high.compareTo(low) &lt; 0)</text:p>
      <text:p text:style-name="P32"><text:tab/><text:tab/><text:tab/><text:tab/><text:tab/><text:tab/><text:tab/>return 0;</text:p>
      <text:p text:style-name="P32"><text:tab/><text:tab/><text:tab/><text:tab/><text:tab/><text:tab/>else if(contains(high)</text:p>
      <text:p text:style-name="P32"><text:tab/><text:tab/><text:tab/><text:tab/><text:tab/><text:tab/><text:tab/>return rank(high) – rank(low) + 1;</text:p>
      <text:p text:style-name="P32"><text:tab/><text:tab/><text:tab/><text:tab/><text:tab/><text:tab/>else</text:p>
      <text:p text:style-name="P32"><text:tab/><text:tab/><text:tab/><text:tab/><text:tab/><text:tab/><text:tab/>return rank(high) – rank(low);</text:p>
      <text:p text:style-name="P30"><text:tab/><text:tab/><text:tab/><text:tab/><text:tab/><text:tab/></text:p>
      <text:p text:style-name="P19"><text:span text:style-name="T55">Iterable&lt;Key&gt; keys() -||- <text:s/>ret</text:span><text:span text:style-name="T8">urn</text:span><text:span text:style-name="T55"> keys(min(), max());</text:span></text:p>
      <text:p text:style-name="P30"/>
      <text:p text:style-name="P30"/>
      <text:p text:style-name="P31">compareTo() should be consistent with equals() for all Comparable types. Meaning for two values a and b, a.compareTo(b) == 0 and a.equals(b) have the same value. However equals() is not used for ordered symbol tables. </text:p>
      <text:p text:style-name="P31"/>
      <text:p text:style-name="P33"><text:span text:style-name="T37">a.compareTo(b) == 0 </text:span><text:span text:style-name="T17">checks</text:span><text:span text:style-name="T37"> a and b are equal, </text:span><text:span text:style-name="T38">as the equals method. </text:span></text:p>
      <text:p text:style-name="P33"><text:span text:style-name="T39"/></text:p>
      <text:p text:style-name="P34"><text:span text:style-name="T35">Java has a standard implementation of compareTo() for Integer, Double, String etc. But its not difficult to develop own compareTo() for own data types.</text:span></text:p>
      <text:p text:style-name="P34"><text:span text:style-name="T35"/></text:p>
      <text:p text:style-name="P35"><text:span text:style-name="T35">We use compare to refer to the operation of comparing a symbol table entry against a search key. In most cases this is in the inner loop (what inner loop?)</text:span></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5"><text:span text:style-name="T35"/></text:p>
      <text:p text:style-name="P36"><text:span text:style-name="T35"/></text:p>
      <text:p text:style-name="P36"><text:span text:style-name="T35"/></text:p>
      <text:p text:style-name="P36"><text:span text:style-name="T35"/></text:p>
      <text:p text:style-name="P36"><text:span text:style-name="T35"/></text:p>
      <text:p text:style-name="P36"><text:span text:style-name="T35"/></text:p>
      <text:p text:style-name="P36"><text:span text:style-name="T35"/></text:p>
      <text:p text:style-name="P36"><text:span text:style-name="T35"/></text:p>
      <text:p text:style-name="P36"><text:span text:style-name="T35"/></text:p>
      <text:p text:style-name="P36"><text:soft-page-break/><text:span text:style-name="T35">Sample clients</text:span></text:p>
      <text:p text:style-name="P40"><text:span text:style-name="T35"/></text:p>
      <text:p text:style-name="P40"><text:span text:style-name="T35">A test client is used to trace algorithm behavior on small inputs.</text:span></text:p>
      <text:p text:style-name="P40"><text:span text:style-name="T35"/></text:p>
      <text:p text:style-name="P40"><text:span text:style-name="T35">A performance client is used to motivate the development of efficient implementations.</text:span></text:p>
      <text:p text:style-name="P40"><text:span text:style-name="T35"/></text:p>
      <text:p text:style-name="P40"><text:span text:style-name="T35"/></text:p>
      <text:p text:style-name="Preformatted_20_Text"><text:span text:style-name="T42">Example of a test client which takes a sequence of strings from standard input, builds a symbol table that associates the value </text:span><text:span text:style-name="T9">i</text:span><text:span text:style-name="T42"> with the </text:span><text:span text:style-name="T9">i</text:span><text:span text:style-name="T42">:th string in the input and then prints the table, </text:span><text:span text:style-name="T20">in book and example</text:span><text:span text:style-name="T45"> they use single character strings</text:span></text:p>
      <text:p text:style-name="Preformatted_20_Text"><text:span text:style-name="T42"/></text:p>
      <text:p text:style-name="P42"><text:span text:style-name="T41">public static void main(String[] args) </text:span></text:p>
      <text:p text:style-name="P42"><text:span text:style-name="T41">{</text:span></text:p>
      <text:p text:style-name="P41"><text:span text:style-name="T42"><text:tab/>ST&lt;String&lt; Integer&gt; st = new ST&lt;String, Integer&gt;(); //</text:span><text:span text:style-name="T21">creates</text:span><text:span text:style-name="T43"> symbol table</text:span></text:p>
      <text:p text:style-name="P42"><text:span text:style-name="T41"/></text:p>
      <text:p text:style-name="Preformatted_20_Text"><text:span text:style-name="T42"><text:tab/>for(int </text:span><text:span text:style-name="T18">i</text:span><text:span text:style-name="T42"> = 0; !StdIn.isEmpty(); i++)<text:tab/>//</text:span><text:span text:style-name="T46">builds symbol table</text:span></text:p>
      <text:p text:style-name="P42"><text:span text:style-name="T41"><text:tab/>{</text:span></text:p>
      <text:p text:style-name="P42"><text:span text:style-name="T41"><text:tab/><text:tab/>String key = StdIn.readString(); //</text:span><text:span text:style-name="T43">Gets key from standard input</text:span></text:p>
      <text:p text:style-name="Preformatted_20_Text"><text:span text:style-name="T42"><text:tab/><text:tab/>st.put(key, </text:span><text:span text:style-name="T9">i</text:span><text:span text:style-name="T42">); //</text:span><text:span text:style-name="T19">Assosiactes value i with the </text:span><text:span text:style-name="T10">i</text:span><text:span text:style-name="T19">:th string</text:span><text:span text:style-name="T43"> </text:span><text:span text:style-name="T46">in st</text:span></text:p>
      <text:p text:style-name="P41"><text:span text:style-name="T42"><text:tab/>}</text:span></text:p>
      <text:p text:style-name="P41"><text:span text:style-name="T42"><text:tab/>for(String S : st.keys())</text:span></text:p>
      <text:p text:style-name="P41"><text:span text:style-name="T42"><text:tab/><text:tab/>StdOut.println(s + “ “ + st.gets(s)); //</text:span><text:span text:style-name="T44">Prints the table</text:span></text:p>
      <text:p text:style-name="P42"><text:span text:style-name="T41">}</text:span></text:p>
      <text:p text:style-name="P42"><text:span text:style-name="T42"/></text:p>
      <text:p text:style-name="P43"><text:span text:style-name="T41">example input S E A R C H E X A M P L E</text:span></text:p>
      <text:p text:style-name="P43"><text:span text:style-name="T41"/></text:p>
      <text:p text:style-name="P43"><text:span text:style-name="T41">key<text:tab/>S<text:tab/>E<text:tab/>A<text:tab/>R<text:tab/>C<text:tab/>H<text:tab/>E<text:tab/>X<text:tab/>A<text:tab/>M<text:tab/>P<text:tab/>L<text:tab/>E</text:span></text:p>
      <text:p text:style-name="P43"><text:span text:style-name="T41">val<text:tab/>0<text:tab/>1<text:tab/>2<text:tab/>3<text:tab/>4<text:tab/>5<text:tab/>6<text:tab/>7<text:tab/>8<text:tab/>9<text:tab/>10<text:tab/>11<text:tab/>12</text:span></text:p>
      <text:p text:style-name="P43"><text:span text:style-name="T41"/></text:p>
      <text:p text:style-name="P43"><text:span text:style-name="T41"/></text:p>
      <text:p text:style-name="P44"><text:span text:style-name="T41">output for basic symbol table<text:tab/><text:tab/>output for ordered symbol table</text:span></text:p>
      <text:p text:style-name="P44"><text:span text:style-name="T41"/></text:p>
      <text:p text:style-name="P44"><text:span text:style-name="T41">key <text:tab/>val<text:tab/><text:tab/><text:tab/><text:tab/><text:tab/>key<text:tab/>val</text:span></text:p>
      <text:p text:style-name="P44"><text:span text:style-name="T41">L<text:tab/>11<text:tab/><text:tab/><text:tab/><text:tab/><text:tab/>A<text:tab/>8</text:span></text:p>
      <text:p text:style-name="P44"><text:span text:style-name="T41">P<text:tab/>10<text:tab/><text:tab/><text:tab/><text:tab/><text:tab/>C<text:tab/>4</text:span></text:p>
      <text:p text:style-name="P44"><text:span text:style-name="T41">M<text:tab/>9<text:tab/><text:tab/><text:tab/><text:tab/><text:tab/>E<text:tab/>12</text:span></text:p>
      <text:p text:style-name="P44"><text:span text:style-name="T41">X<text:tab/>7<text:tab/><text:tab/><text:tab/><text:tab/><text:tab/>H<text:tab/>5</text:span></text:p>
      <text:p text:style-name="P44"><text:span text:style-name="T41">H<text:tab/>5<text:tab/><text:tab/><text:tab/><text:tab/><text:tab/>L<text:tab/>11</text:span></text:p>
      <text:p text:style-name="P44"><text:span text:style-name="T41">C<text:tab/>4<text:tab/><text:tab/><text:tab/><text:tab/><text:tab/>M<text:tab/>9</text:span></text:p>
      <text:p text:style-name="P44"><text:span text:style-name="T41">R<text:tab/>3<text:tab/><text:tab/><text:tab/><text:tab/><text:tab/>P<text:tab/>10</text:span></text:p>
      <text:p text:style-name="P44"><text:span text:style-name="T41">A<text:tab/>8<text:tab/><text:tab/><text:tab/><text:tab/><text:tab/>R<text:tab/>3</text:span></text:p>
      <text:p text:style-name="P44"><text:span text:style-name="T41">E<text:tab/>12<text:tab/><text:tab/><text:tab/><text:tab/><text:tab/>S<text:tab/>0</text:span></text:p>
      <text:p text:style-name="P44"><text:span text:style-name="T41">S<text:tab/>0<text:tab/><text:tab/><text:tab/><text:tab/><text:tab/>X<text:tab/>7</text:span></text:p>
      <text:p text:style-name="P44"><text:span text:style-name="T41"/></text:p>
      <text:p text:style-name="P44"><text:span text:style-name="T41">Note: Since if there already exists an equal key in the table the value gets updated to the value of the new key, we don’t get several E or A and the value for E and A is the last added key’s value, A = 8, E = 12.</text:span></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5"><text:soft-page-break/><text:span text:style-name="T41">Example of a performance client that finds the number of occurances of each string (each string having at least as many characters as a given threshold length) in a sequence of strings from standard input, then iterates through the keys to find the one that occurs most frequently. Its an example of a dictionary client.</text:span></text:p>
      <text:p text:style-name="P45"><text:span text:style-name="T41">It answers which word occurs most frequently in a given text.</text:span></text:p>
      <text:p text:style-name="P45"><text:span text:style-name="T41"/></text:p>
      <text:p text:style-name="P45"><text:span text:style-name="T41"/></text:p>
      <text:p text:style-name="P45"><text:span text:style-name="T41">public static void main(String[] args)</text:span></text:p>
      <text:p text:style-name="P45"><text:span text:style-name="T41">{</text:span></text:p>
      <text:p text:style-name="P48"><text:span text:style-name="T46"><text:tab/>int minlength = Integer.parseInt(args[0]); //key length cutoff </text:span><text:span text:style-name="T51">from </text:span><text:span text:style-name="T24">cmd line</text:span><text:span text:style-name="T46">;</text:span></text:p>
      <text:p text:style-name="P45"><text:span text:style-name="T41"><text:tab/></text:span></text:p>
      <text:p text:style-name="P45"><text:span text:style-name="T41"><text:tab/>ST&lt;String, Integer&gt; st = new ST&lt;String, Integer&gt;(); //creates symbol table</text:span></text:p>
      <text:p text:style-name="P45"><text:span text:style-name="T41"><text:tab/></text:span></text:p>
      <text:p text:style-name="P45"><text:span text:style-name="T41"><text:tab/>while(!StdIn.isEmpty())<text:tab/>//builds symbol table</text:span></text:p>
      <text:p text:style-name="P45"><text:span text:style-name="T41"><text:tab/>{</text:span></text:p>
      <text:p text:style-name="P48"><text:span text:style-name="T46"><text:tab/><text:tab/>String word = StdIn.readString();<text:tab/>//</text:span><text:span text:style-name="T22">gets</text:span><text:span text:style-name="T47"> </text:span><text:span text:style-name="T22">key</text:span><text:span text:style-name="T47"> from input</text:span></text:p>
      <text:p text:style-name="P48"><text:span text:style-name="T47"/></text:p>
      <text:p text:style-name="P47"><text:span text:style-name="T41"><text:tab/><text:tab/>if(word.length() &lt; minlength) </text:span></text:p>
      <text:p text:style-name="P47"><text:span text:style-name="T41"><text:tab/><text:tab/><text:tab/>continue; //</text:span><text:span text:style-name="T47">Ignore short keys</text:span></text:p>
      <text:p text:style-name="P46"><text:span text:style-name="T47"><text:tab/><text:tab/>if(!st.contains(word)) //gives key value 1 if no equal key existed</text:span></text:p>
      <text:p text:style-name="P46"><text:span text:style-name="T47"><text:tab/><text:tab/><text:tab/>st.put(word, 1); //previously. (to say one of that word exists)</text:span></text:p>
      <text:p text:style-name="P46"><text:span text:style-name="T47"><text:tab/><text:tab/></text:span><text:span text:style-name="T48">else</text:span></text:p>
      <text:p text:style-name="P46"><text:span text:style-name="T48"><text:tab/><text:tab/><text:tab/>st.put(word, st.get(word) + 1) //Add one to value(+1 word exists)</text:span></text:p>
      <text:p text:style-name="P46"><text:span text:style-name="T48"><text:tab/></text:span><text:span text:style-name="T49">}</text:span></text:p>
      <text:p text:style-name="P46"><text:span text:style-name="T49"><text:tab/>//Find key with highest frequency</text:span></text:p>
      <text:p text:style-name="P49"><text:span text:style-name="T49"><text:tab/>String max = “”;<text:tab/>//</text:span><text:span text:style-name="T23">Highest frequency</text:span><text:span text:style-name="T49"> word starts as nothing.</text:span></text:p>
      <text:p text:style-name="P49"><text:span text:style-name="T49"/></text:p>
      <text:p text:style-name="P49"><text:span text:style-name="T49"><text:tab/>st.put(max, 0); <text:tab/>//</text:span><text:span text:style-name="T23">Highest frequency</text:span><text:span text:style-name="T49"> amount starts as nothing.</text:span></text:p>
      <text:p text:style-name="P46"><text:span text:style-name="T49"><text:tab/></text:span></text:p>
      <text:p text:style-name="P46"><text:span text:style-name="T49"><text:tab/></text:span><text:span text:style-name="T50">for(String word : st.keys())</text:span></text:p>
      <text:p text:style-name="P46"><text:span text:style-name="T50"><text:tab/><text:tab/>if(st.get(word) &gt; st.get(max)) //If value of inspected word &gt; max</text:span></text:p>
      <text:p text:style-name="P46"><text:span text:style-name="T50"><text:tab/><text:tab/><text:tab/>max = word; //the highest frequency word is now that word</text:span></text:p>
      <text:p text:style-name="P46"><text:span text:style-name="T50"/></text:p>
      <text:p text:style-name="P46"><text:span text:style-name="T50"><text:tab/>StdOut.println(max + “ “ + st.get(max)); //Print word and frequency of it</text:span></text:p>
      <text:p text:style-name="P50"><text:span text:style-name="T50">}</text:span></text:p>
      <text:p text:style-name="P50"><text:span text:style-name="T50"/></text:p>
      <text:p text:style-name="P51"><text:span text:style-name="T50">E</text:span><text:span text:style-name="T41">ach word in the input is used as a search key once. </text:span></text:p>
      <text:p text:style-name="P51"><text:span text:style-name="T41"/></text:p>
      <text:p text:style-name="P51"><text:span text:style-name="T41">Each distinct word in the input is put into the symbol table, thus the size of the table (after all keys have been inserted) gives the number of distinct words and vice-versa. </text:span><text:span text:style-name="T52">Both these quantities are needed to estimate running time of the client.</text:span></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51"><text:span text:style-name="T52"/></text:p>
      <text:p text:style-name="P37"><text:soft-page-break/><text:span text:style-name="T40">S</text:span><text:span text:style-name="T35">equential search in an unordered linked list:</text:span></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7"><text:span text:style-name="T41"/></text:p>
      <text:p text:style-name="P38"><text:soft-page-break/><text:span text:style-name="T35">Binary search in an ordered array</text:span></text:p>
      <text:p text:style-name="P38"><text:span text:style-name="T41"/></text:p>
      <text:p text:style-name="P38"><text:span text:style-name="T41">Uses the full implementation of ordered symbol table API.</text:span></text:p>
      <text:p text:style-name="P38"><text:span text:style-name="T41"/></text:p>
      <text:p text:style-name="P38"><text:span text:style-name="T41">It uses parallel arrays for key-value pairs. One array for keys, </text:span><text:span text:style-name="T53">o</text:span><text:span text:style-name="T41">ne for values. </text:span><text:span text:style-name="T54">Array indexing to enable fast implementation of get() and other operations.</text:span></text:p>
      <text:p text:style-name="P38"><text:span text:style-name="T54"/></text:p>
      <text:p text:style-name="P53"><text:span text:style-name="T57">T</text:span><text:span text:style-name="T58">his code carries the inconvenience of having to create a Key array of type Comparable and a Value array of type Object, and to cast them back to Key[] and Value[] in the constructor.</text:span></text:p>
      <text:p text:style-name="P53"><text:span text:style-name="T58"/></text:p>
      <text:p text:style-name="P54"><text:span text:style-name="T58">R</text:span><text:span text:style-name="T56">esizing can be used but not for large arrays (such as the text?</text:span><text:span text:style-name="T59">)</text:span></text:p>
      <text:p text:style-name="P54"><text:span text:style-name="T59"/></text:p>
      <text:p text:style-name="P55"><text:span text:style-name="T59">g</text:span><text:span text:style-name="T56">et method for this class:</text:span></text:p>
      <text:p text:style-name="P55"><text:span text:style-name="T56"/></text:p>
      <text:p text:style-name="P55"><text:span text:style-name="T56">public Value get(Key key)</text:span></text:p>
      <text:p text:style-name="P55"><text:span text:style-name="T56">{</text:span></text:p>
      <text:p text:style-name="P55"><text:span text:style-name="T56"><text:tab/>if(isEmpty()) return null; //</text:span><text:span text:style-name="T64">If empty, nothing to get</text:span></text:p>
      <text:p text:style-name="Standard"><text:span text:style-name="T60"><text:tab/>int i = rank(key); //</text:span><text:span text:style-name="T61">Tells us where the key is to be found </text:span><text:span text:style-name="T62">or if it DNE</text:span><text:span text:style-name="T63"> in st</text:span></text:p>
      <text:p text:style-name="P56"><text:span text:style-name="T63"><text:tab/></text:span><text:span text:style-name="T65">if(i &lt; N &amp;&amp; keys[i].compareTo(key) == 0) //If key is inside table (</text:span><text:span text:style-name="T75">i</text:span><text:span text:style-name="T65"> &lt; size) </text:span></text:p>
      <text:p text:style-name="P56"><text:span text:style-name="T65"><text:tab/><text:tab/>return vals[i]; //&amp; if key in </text:span><text:span text:style-name="T75">i</text:span><text:span text:style-name="T65"> is equal to key, return its value</text:span></text:p>
      <text:p text:style-name="P56"><text:span text:style-name="T65"><text:tab/></text:span><text:span text:style-name="T66">else<text:tab/>return null; //If the condition does not hold return null.</text:span></text:p>
      <text:p text:style-name="P57"><text:span text:style-name="T66">}</text:span></text:p>
      <text:p text:style-name="P57"><text:span text:style-name="T66"/></text:p>
      <text:p text:style-name="P57"><text:span text:style-name="T66">p</text:span><text:span text:style-name="T56">ut method for this class:</text:span></text:p>
      <text:p text:style-name="P57"><text:span text:style-name="T56"/></text:p>
      <text:p text:style-name="P57"><text:span text:style-name="T56">public void put(Key key, Value val)</text:span></text:p>
      <text:p text:style-name="P57"><text:span text:style-name="T56">{</text:span></text:p>
      <text:p text:style-name="P58"><text:span text:style-name="T67"><text:tab/>int </text:span><text:span text:style-name="T76">i</text:span><text:span text:style-name="T67"> = rank(key); //Tells us where to update the value if key exists or</text:span></text:p>
      <text:p text:style-name="P58"><text:span text:style-name="T67"><text:tab/><text:tab/><text:tab/><text:tab/>//where to put the key if it does not.<text:tab/></text:span></text:p>
      <text:p text:style-name="P60"><text:span text:style-name="T67"><text:tab/></text:span><text:span text:style-name="T68">if(i &lt; N &amp;&amp; keys[i].compareTo(key) == 0) </text:span><text:span text:style-name="T65">//If key is inside table (i &lt; size) </text:span></text:p>
      <text:p text:style-name="P61"><text:span text:style-name="T68"><text:tab/>{<text:tab/><text:tab/><text:tab/><text:tab/><text:tab/><text:tab/> <text:s text:c="4"/></text:span><text:span text:style-name="T65">//&amp; if key in i is equal to key,</text:span></text:p>
      <text:p text:style-name="P60"><text:span text:style-name="T68"><text:tab/><text:tab/>vals[i] = val; </text:span><text:span text:style-name="T69">update its value.</text:span></text:p>
      <text:p text:style-name="P58"><text:span text:style-name="T68"><text:tab/><text:tab/>return;<text:tab/>//</text:span><text:span text:style-name="T70">go out of method.</text:span></text:p>
      <text:p text:style-name="P58"><text:span text:style-name="T68"><text:tab/>}</text:span></text:p>
      <text:p text:style-name="P58"><text:span text:style-name="T68"><text:tab/>//</text:span><text:span text:style-name="T73">If key does not already exist</text:span></text:p>
      <text:p text:style-name="P58"><text:span text:style-name="T68"><text:tab/>//</text:span><text:span text:style-name="T71">Move all larger keys one position to make room for new key-value pair</text:span></text:p>
      <text:p text:style-name="P58"><text:span text:style-name="T68"><text:tab/>for(int j = N; j &gt; </text:span><text:span text:style-name="T77">i</text:span><text:span text:style-name="T68">; j--)</text:span></text:p>
      <text:p text:style-name="P58"><text:span text:style-name="T68"><text:tab/>{</text:span></text:p>
      <text:p text:style-name="P58"><text:span text:style-name="T68"><text:tab/><text:tab/>keys[j] = keys[j-1];</text:span></text:p>
      <text:p text:style-name="P58"><text:span text:style-name="T68"><text:tab/><text:tab/>va.s[j] = vals[j-1];</text:span></text:p>
      <text:p text:style-name="P58"><text:span text:style-name="T68"><text:tab/>}</text:span></text:p>
      <text:p text:style-name="P58"><text:span text:style-name="T68"><text:tab/>//</text:span><text:span text:style-name="T72">Insert new key-value pair</text:span></text:p>
      <text:p text:style-name="P58"><text:span text:style-name="T68"><text:tab/>keys[i] = key;</text:span></text:p>
      <text:p text:style-name="P58"><text:span text:style-name="T68"><text:tab/>vals[i] = val;</text:span></text:p>
      <text:p text:style-name="P58"><text:span text:style-name="T68"><text:tab/>N++; //</text:span><text:span text:style-name="T74">Update number of key-value pairs</text:span></text:p>
      <text:p text:style-name="P59"><text:span text:style-name="T6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ucidaSansTypewriter" svg:font-family="LucidaSansTypewriter" style:font-family-generic="roman" style:font-pitch="variable"/>
    <style:font-face style:name="Minion-Regular" svg:font-family="Minion-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9-25T20:51:35.418000000</dc:date>
    <meta:editing-duration>PT8H51M27S</meta:editing-duration>
    <meta:editing-cycles>64</meta:editing-cycles>
    <meta:generator>LibreOffice/6.4.3.2$Windows_X86_64 LibreOffice_project/747b5d0ebf89f41c860ec2a39efd7cb15b54f2d8</meta:generator>
    <meta:document-statistic meta:table-count="0" meta:image-count="0" meta:object-count="0" meta:page-count="7" meta:paragraph-count="174" meta:word-count="1856" meta:character-count="10526" meta:non-whitespace-character-count="8611"/>
  </office:meta>
</office:document-meta>
</file>